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9"/>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9">
      <style:paragraph-properties fo:margin-top="0in" fo:margin-bottom="0in" style:contextual-spacing="false"/>
    </style:style>
    <style:style style:name="P5" style:family="paragraph" style:parent-style-name="Text_20_body" style:list-style-name="L9">
      <style:paragraph-properties fo:margin-top="0in" fo:margin-bottom="0in" style:contextual-spacing="false"/>
      <style:text-properties officeooo:paragraph-rsid="00082ffb"/>
    </style:style>
    <style:style style:name="P6" style:family="paragraph" style:parent-style-name="Text_20_body">
      <style:paragraph-properties fo:margin-top="0in" fo:margin-bottom="0in" style:contextual-spacing="false"/>
      <style:text-properties officeooo:paragraph-rsid="0006ff9d"/>
    </style:style>
    <style:style style:name="P7" style:family="paragraph" style:parent-style-name="Text_20_body">
      <style:paragraph-properties fo:margin-top="0in" fo:margin-bottom="0in" style:contextual-spacing="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contextual-spacing="false"/>
      <style:text-properties fo:font-size="12pt" fo:font-weight="normal" officeooo:paragraph-rsid="0006ff9d" style:font-size-asian="12pt" style:font-weight-asian="normal" style:font-size-complex="12pt" style:font-weight-complex="normal"/>
    </style:style>
    <style:style style:name="P9" style:family="paragraph" style:parent-style-name="Text_20_body">
      <style:paragraph-properties fo:margin-top="0in" fo:margin-bottom="0in" style:contextual-spacing="false"/>
      <style:text-properties fo:font-size="12pt" fo:font-weight="normal" officeooo:paragraph-rsid="00082ffb" style:font-size-asian="12pt" style:font-weight-asian="normal" style:font-size-complex="12pt" style:font-weight-complex="normal"/>
    </style:style>
    <style:style style:name="P10" style:family="paragraph" style:parent-style-name="Text_20_body">
      <style:paragraph-properties fo:margin-top="0in" fo:margin-bottom="0in" style:contextual-spacing="false"/>
      <style:text-properties officeooo:paragraph-rsid="00082ffb"/>
    </style:style>
    <style:style style:name="P11" style:family="paragraph" style:parent-style-name="Heading_20_1">
      <style:paragraph-properties fo:margin-top="0in" fo:margin-bottom="0in" style:contextual-spacing="false"/>
      <style:text-properties fo:font-size="14pt" officeooo:paragraph-rsid="00082ffb" style:font-size-asian="14pt" style:font-size-complex="14pt"/>
    </style:style>
    <style:style style:name="P12" style:family="paragraph" style:parent-style-name="Heading_20_2">
      <style:text-properties officeooo:paragraph-rsid="00082ffb"/>
    </style:style>
    <style:style style:name="T1" style:family="text">
      <style:text-properties officeooo:rsid="0006ff9d"/>
    </style:style>
    <style:style style:name="T2" style:family="text">
      <style:text-properties fo:font-weight="bold" officeooo:rsid="00082ff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6ff9d" style:font-weight-asian="normal" style:font-weight-complex="normal"/>
    </style:style>
    <style:style style:name="T5" style:family="text">
      <style:text-properties fo:font-weight="normal" officeooo:rsid="00082ffb" style:font-weight-asian="normal" style:font-weight-complex="normal"/>
    </style:style>
    <style:style style:name="T6" style:family="text">
      <style:text-properties fo:font-size="12pt" officeooo:rsid="00082ffb"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06ff9d" style:font-size-asian="12pt" style:font-weight-asian="normal" style:font-size-complex="12pt" style:font-weight-complex="normal"/>
    </style:style>
    <style:style style:name="T9" style:family="text">
      <style:text-properties fo:font-size="12pt" fo:font-weight="normal" officeooo:rsid="00082ffb" style:font-size-asian="12pt" style:font-weight-asian="normal" style:font-size-complex="12pt" style:font-weight-complex="normal"/>
    </style:style>
    <style:style style:name="T10" style:family="text">
      <style:text-properties fo:font-size="12pt" fo:font-weight="normal" officeooo:rsid="00082ffb" style:font-size-asian="10.5pt" style:font-weight-asian="normal" style:font-size-complex="12pt" style:font-weight-complex="normal"/>
    </style:style>
    <style:style style:name="T11" style:family="text">
      <style:text-properties officeooo:rsid="00082ffb"/>
    </style:style>
    <style:style style:name="T12" style:family="text">
      <style:text-properties fo:font-size="14pt" fo:font-weight="bold" style:font-size-asian="14pt" style:font-weight-asian="bold"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Strong_20_Emphasis"><text:span text:style-name="T10">Doubling may seem like an easy concept to wrap your head around when thinking of simple objects, but when dealing with schemata, the process becomes more involved. Schemata have different 'variables': tables, columns, check constraints, foreign key constraints, not null constraints, primary key constraints, and unique constraints. Follow the simple minded approach, to double the schema would mean to double whatever is there, which we called a semantic double.</text:span></text:span></text:h>
      <text:h text:style-name="P12" text:outline-level="2"><text:bookmark text:name="markdown-header-semantic"/><text:span text:style-name="T12">Semantic</text:span><text:bookmark text:name="markdown-header-semantic-doublers-take-the-input-and-just-create-an-exact-copy-of-it"/><text:span text:style-name="T12"><text:line-break/></text:span><text:span text:style-name="T7">Semantic doublers take the input and just create an exact copy of it</text:span></text:h>
      <text:p text:style-name="P2"><text:span text:style-name="T7"/></text:p>
      <text:list xml:id="list1664288754760525903" text:style-name="L9">
        <text:list-item>
          <text:p text:style-name="P5"><text:span text:style-name="Strong_20_Emphasis"><text:span text:style-name="T7">DoubleAll</text:span></text:span><text:span text:style-name="Strong_20_Emphasis"><text:span text:style-name="T9">Semantic</text:span></text:span></text:p>
        </text:list-item>
      </text:list>
      <text:p text:style-name="P8"><text:span text:style-name="T1">Doubles every aspect of the Schema.</text:span></text:p>
      <text:p text:style-name="P8"><text:span text:style-name="T1"/></text:p>
      <text:p text:style-name="P8"><text:span text:style-name="T1"/></text:p>
      <text:list xml:id="list1992785100" text:continue-numbering="true" text:style-name="L9">
        <text:list-item>
          <text:p text:style-name="P5"><text:span text:style-name="Strong_20_Emphasis"><text:span text:style-name="T7">DoubleTablesColumns</text:span></text:span><text:span text:style-name="Strong_20_Emphasis"><text:span text:style-name="T9">Semantic</text:span></text:span></text:p>
        </text:list-item>
      </text:list>
      <text:p text:style-name="P8"><text:span text:style-name="T1">Doubles tables and columns of the Schema.</text:span></text:p>
      <text:p text:style-name="P8"><text:span text:style-name="T1"/></text:p>
      <text:p text:style-name="P8"><text:span text:style-name="T1"/></text:p>
      <text:list xml:id="list1766088305" text:continue-numbering="true" text:style-name="L9">
        <text:list-item>
          <text:p text:style-name="P4"><text:span text:style-name="Strong_20_Emphasis"><text:span text:style-name="T7">DoubleColumn</text:span></text:span><text:span text:style-name="Strong_20_Emphasis"><text:span text:style-name="T9">sSemantic</text:span></text:span></text:p>
        </text:list-item>
      </text:list>
      <text:p text:style-name="P8"><text:span text:style-name="T1">D</text:span>oubles the <text:span text:style-name="T1">c</text:span>olumns.</text:p>
      <text:p text:style-name="P7"/>
      <text:p text:style-name="P7"/>
      <text:list xml:id="list442840326" text:continue-numbering="true" text:style-name="L9">
        <text:list-item>
          <text:p text:style-name="P4"><text:span text:style-name="Strong_20_Emphasis"><text:span text:style-name="T7">DoubleChecksSemantic</text:span></text:span><text:span text:style-name="T7"> </text:span></text:p>
        </text:list-item>
      </text:list>
      <text:p text:style-name="P8"><text:span text:style-name="T1">D</text:span>oubles the <text:span text:style-name="T1">check </text:span><text:span text:style-name="Strong_20_Emphasis"><text:span text:style-name="T4">constrains</text:span></text:span><text:span text:style-name="T1">.</text:span></text:p>
      <text:p text:style-name="P7"/>
      <text:p text:style-name="P7"/>
      <text:list xml:id="list1395581858" text:continue-numbering="true" text:style-name="L9">
        <text:list-item>
          <text:p text:style-name="P4"><text:span text:style-name="Strong_20_Emphasis"><text:span text:style-name="T7">DoubleForeignKeysSemantic</text:span></text:span></text:p>
        </text:list-item>
      </text:list>
      <text:p text:style-name="P8"><text:span text:style-name="Strong_20_Emphasis"><text:span text:style-name="T8">D</text:span></text:span><text:span text:style-name="Strong_20_Emphasis"><text:span text:style-name="T7">oubles the</text:span></text:span><text:span text:style-name="Strong_20_Emphasis"><text:span text:style-name="T4"> foreign key constrains.</text:span></text:span></text:p>
      <text:p text:style-name="P3"><text:span text:style-name="Strong_20_Emphasis"><text:span text:style-name="T7"/></text:span></text:p>
      <text:p text:style-name="P3"><text:span text:style-name="Strong_20_Emphasis"><text:span text:style-name="T7"/></text:span></text:p>
      <text:list xml:id="list2143445051" text:continue-numbering="true" text:style-name="L9">
        <text:list-item>
          <text:p text:style-name="P4"><text:span text:style-name="Strong_20_Emphasis"><text:span text:style-name="T7">DoubleNotNullsSemantic</text:span></text:span></text:p>
        </text:list-item>
      </text:list>
      <text:p text:style-name="P8"><text:span text:style-name="Strong_20_Emphasis"><text:span text:style-name="T8">D</text:span></text:span><text:span text:style-name="Strong_20_Emphasis"><text:span text:style-name="T7">oubles the </text:span></text:span><text:span text:style-name="Strong_20_Emphasis"><text:span text:style-name="T4">notnull constrains.</text:span></text:span></text:p>
      <text:p text:style-name="P3"><text:span text:style-name="Strong_20_Emphasis"><text:span text:style-name="T7"/></text:span></text:p>
      <text:p text:style-name="P3"><text:span text:style-name="Strong_20_Emphasis"><text:span text:style-name="T7"/></text:span></text:p>
      <text:p text:style-name="P3"><text:span text:style-name="Strong_20_Emphasis"><text:span text:style-name="T7"/></text:span></text:p>
      <text:list xml:id="list921544353" text:continue-numbering="true" text:style-name="L9">
        <text:list-item>
          <text:p text:style-name="P1"><text:span text:style-name="Strong_20_Emphasis"><text:span text:style-name="T7">DoubleUniquesSemantic</text:span></text:span><text:span text:style-name="T7"> </text:span></text:p>
        </text:list-item>
      </text:list>
      <text:p text:style-name="P6"><text:span text:style-name="T8">D</text:span><text:span text:style-name="T7">oubles the</text:span><text:span text:style-name="T8"> uniques.</text:span></text:p>
      <text:p text:style-name="P6"><text:span text:style-name="T8"/></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oft-page-break/><text:span text:style-name="T9">Looking at the definition of Semantic Doubling we have, you see “exact copy”. This practice of creating an exact copy of the different 'variables' on a schema is considered to be redundant, which is why we also perform synthetic doubling.</text:span></text:p>
      <text:p text:style-name="P10"><text:span text:style-name="T9"/></text:p>
      <text:p text:style-name="P10"><text:span text:style-name="T9"/></text:p>
      <text:h text:style-name="P11" text:outline-level="1"><text:bookmark text:name="markdown-header-synthetic"/><text:span text:style-name="T2">Synthetic</text:span><text:bookmark text:name="markdown-header-syntheic-doublers-attempt-to-generate-a-new-unique-constraint-not-an-exact-copy-of-an-existing-constraint"/><text:span text:style-name="T9"><text:line-break/>Synthetic</text:span><text:span text:style-name="T7"> doublers attempt to generate a new unique </text:span><text:span text:style-name="T9">'variable'</text:span><text:span text:style-name="T7">, not an exact copy of an existing </text:span><text:span text:style-name="T9">'variable'.</text:span></text:h>
      <text:p text:style-name="P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e Smith</meta:initial-creator>
    <meta:creation-date>2014-05-22T03:57:17</meta:creation-date>
    <dc:date>2014-05-22T04:55:13</dc:date>
    <dc:creator>Luke Smith</dc:creator>
    <meta:editing-duration>PT39M54S</meta:editing-duration>
    <meta:editing-cycles>2</meta:editing-cycles>
    <meta:generator>LibreOffice/4.0.2.2$Linux_X86_64 LibreOffice_project/400m0$Build-2</meta:generator>
    <meta:document-statistic meta:table-count="0" meta:image-count="0" meta:object-count="0" meta:page-count="2" meta:paragraph-count="18" meta:word-count="187" meta:character-count="1269" meta:non-whitespace-character-count="1105"/>
  </office:meta>
</office:document-meta>
</file>